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 style:data-style-name="N11"/>
    <style:style style:name="ce20" style:family="table-cell" style:parent-style-name="Default">
      <style:text-properties style:font-name="Liberation Sans" style:font-name-asian="WenQuanYi Zen Hei" style:font-name-complex="Lohit Devanagari"/>
    </style:style>
    <style:style style:name="ce21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35" style:family="table-cell" style:parent-style-name="Default" style:data-style-name="N121"/>
    <style:style style:name="ce37" style:family="table-cell" style:parent-style-name="Default" style:data-style-name="N2"/>
    <style:style style:name="ce38" style:family="table-cell" style:parent-style-name="Default" style:data-style-name="N119">
      <style:text-properties fo:font-weight="bold" style:font-weight-asian="bold" style:font-weight-complex="bold"/>
    </style:style>
    <style:style style:name="ce39" style:family="table-cell" style:parent-style-name="Default" style:data-style-name="N2"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ext-properties fo:font-weight="bold" style:font-weight-asian="bold" style:font-weight-complex="bold"/>
    </style:style>
    <style:style style:name="ce42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2" office:value-type="string" calcext:value-type="string">
            <text:p>Capacitance</text:p>
          </table:table-cell>
          <table:table-cell table:style-name="ce18" table:number-columns-repeated="1023"/>
        </table:table-row>
        <table:table-row table:style-name="ro1">
          <table:table-cell table:style-name="ce1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Initial Tolerance (%)</text:p>
          </table:table-cell>
          <table:table-cell table:style-name="ce19" office:value-type="percentage" office:value="0.2" calcext:value-type="percentage">
            <text:p>20.00%</text:p>
          </table:table-cell>
          <table:table-cell table:number-columns-repeated="9"/>
          <table:table-cell table:style-name="ce19" office:value-type="percentage" office:value="0.1" calcext:value-type="percentage">
            <text:p>10.00%</text:p>
          </table:table-cell>
          <table:table-cell/>
          <table:table-cell table:style-name="ce19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Initial Tolerance (%)</text:p>
          </table:table-cell>
          <table:table-cell table:style-name="ce19" office:value-type="percentage" office:value="0.2" calcext:value-type="percentage">
            <text:p>20.00%</text:p>
          </table:table-cell>
          <table:table-cell table:number-columns-repeated="9"/>
          <table:table-cell table:style-name="ce19" office:value-type="percentage" office:value="0.1" calcext:value-type="percentage">
            <text:p>10.00%</text:p>
          </table:table-cell>
          <table:table-cell/>
          <table:table-cell table:style-name="ce19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Temperature Coefficient (%)</text:p>
          </table:table-cell>
          <table:table-cell table:style-name="ce19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9" office:value-type="percentage" office:value="0.15" calcext:value-type="percentage">
            <text:p>15.00%</text:p>
          </table:table-cell>
          <table:table-cell/>
          <table:table-cell table:style-name="ce19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Temperature Coefficient (%)</text:p>
          </table:table-cell>
          <table:table-cell table:style-name="ce19" office:value-type="percentage" office:value="0.15" calcext:value-type="percentage">
            <text:p>15.00%</text:p>
          </table:table-cell>
          <table:table-cell table:number-columns-repeated="9"/>
          <table:table-cell table:style-name="ce19" office:value-type="percentage" office:value="0.15" calcext:value-type="percentage">
            <text:p>15.00%</text:p>
          </table:table-cell>
          <table:table-cell/>
          <table:table-cell table:style-name="ce19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20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0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2" office:value-type="string" calcext:value-type="string">
            <text:p>Leakage Current</text:p>
          </table:table-cell>
          <table:table-cell table:style-name="ce18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nrush Current</text:p>
          </table:table-cell>
          <table:table-cell table:style-name="ce18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2" office:value-type="string" calcext:value-type="string">
            <text:p>Power Plane Target Impedance</text:p>
          </table:table-cell>
          <table:table-cell table:style-name="ce18" table:number-columns-repeated="4"/>
          <table:table-cell table:style-name="ce12" office:value-type="string" calcext:value-type="string">
            <text:p>Electromagnetic Compatibility Engineering (Henry Ott), p445-447</text:p>
          </table:table-cell>
          <table:table-cell table:style-name="ce18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Bypass Capacitors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20"/>
        </table:table-row>
        <table:table-row table:style-name="ro1">
          <table:table-cell table:style-name="ce1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1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1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Resistance</text:p>
          </table:table-cell>
          <table:table-cell table:style-name="ce18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9" office:value-type="percentage" office:value="0.001" calcext:value-type="percentage">
            <text:p>0.1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295.7" calcext:value-type="float">
            <text:p>4295.7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293.0151875" calcext:value-type="float">
            <text:p>4293.0151875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rror (%)</text:p>
          </table:table-cell>
          <table:table-cell/>
          <table:table-cell table:style-name="ce22" table:formula="of:=[.C13] / [.$D$2] - 1" office:value-type="percentage" office:value="-0.00162437500000001" calcext:value-type="percentage">
            <text:p>-0.16%</text:p>
          </table:table-cell>
          <table:table-cell table:style-name="ce22"/>
          <table:table-cell table:style-name="ce22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Resistive Divider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19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291.4" calcext:value-type="float">
            <text:p>4291.4</text:p>
          </table:table-cell>
          <table:table-cell office:value-type="float" office:value="4300" calcext:value-type="float">
            <text:p>4300</text:p>
          </table:table-cell>
          <table:table-cell table:formula="of:=[.D20] * 1.002" office:value-type="float" office:value="4308.6" calcext:value-type="float">
            <text:p>4308.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8] * [.C20] / ([.E19] + [.C20])" office:value-type="float" office:value="1.6377873254565" calcext:value-type="float">
            <text:p>1.6377873254565</text:p>
          </table:table-cell>
          <table:table-cell table:style-name="ce14" table:formula="of:=[.D18] * [.D20] / ([.D19] + [.D20])" office:value-type="float" office:value="1.66630785791173" calcext:value-type="float">
            <text:p>1.66630785791173</text:p>
          </table:table-cell>
          <table:table-cell table:style-name="ce14" table:formula="of:=[.E18] * [.E20] / ([.C19] + [.E20])" office:value-type="float" office:value="1.69493685822006" calcext:value-type="float">
            <text:p>1.6949368582200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Thermal Noise</text:p>
          </table:table-cell>
          <table:table-cell table:style-name="ce18"/>
          <table:table-cell table:style-name="ce12" table:number-columns-repeated="3"/>
          <table:table-cell table:style-name="ce18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56400" calcext:value-type="float">
            <text:p>56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oise Voltage (uVrms)</text:p>
          </table:table-cell>
          <table:table-cell/>
          <table:table-cell table:style-name="ce14" table:formula="of:=1000000 * SQRT(4 * 1.380649E-023 * (273.15 + [.C27]) * [.$D$25] * [.$D$26])" office:value-type="float" office:value="2.25937030555011" calcext:value-type="float">
            <text:p>2.25937030555011</text:p>
          </table:table-cell>
          <table:table-cell table:style-name="ce14" table:formula="of:=1000000 * SQRT(4 * 1.380649E-023 * (273.15 + [.D27]) * [.$D$25] * [.$D$26])" office:value-type="float" office:value="2.36050117542898" calcext:value-type="float">
            <text:p>2.36050117542898</text:p>
          </table:table-cell>
          <table:table-cell table:style-name="ce14" table:formula="of:=1000000 * SQRT(4 * 1.380649E-023 * (273.15 + [.E27]) * [.$D$25] * [.$D$26])" office:value-type="float" office:value="2.53237965520212" calcext:value-type="float">
            <text:p>2.53237965520212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CMOS Dynamic Switching Power Dissipation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ce37"/>
        <table:table-column table:style-name="co2" table:number-columns-repeated="1013" table:default-cell-style-name="Default"/>
        <table:table-row table:style-name="ro1">
          <table:table-cell table:style-name="ce12" office:value-type="string" calcext:value-type="string">
            <text:p>Voltage Rails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/>
          <table:table-cell table:style-name="ce12" office:value-type="string" calcext:value-type="string">
            <text:p>P Efficiency (Normal / Suspend)</text:p>
          </table:table-cell>
          <table:table-cell table:style-name="ce12" table:number-columns-repeated="2"/>
          <table:table-cell table:style-name="ce12" office:value-type="string" calcext:value-type="string">
            <text:p>I Factor (Normal / Suspend)</text:p>
          </table:table-cell>
          <table:table-cell table:style-name="ce18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35" table:formula="of:=4.35 - (1.5 * (0.02 + 0.05 * 1.2))" office:value-type="float" office:value="4.23" calcext:value-type="float">
            <text:p>4.230</text:p>
          </table:table-cell>
          <table:table-cell table:style-name="ce35" office:value-type="float" office:value="5" calcext:value-type="float">
            <text:p>5.000</text:p>
          </table:table-cell>
          <table:table-cell table:style-name="ce35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7" office:value-type="float" office:value="1" calcext:value-type="float">
            <text:p>1.00</text:p>
          </table:table-cell>
          <table:table-cell/>
          <table:table-cell table:style-name="ce37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35" table:formula="of:=[.D3] * 0.95" office:value-type="float" office:value="3.42" calcext:value-type="float">
            <text:p>3.420</text:p>
          </table:table-cell>
          <table:table-cell table:style-name="ce35" table:formula="of:=3.6" office:value-type="float" office:value="3.6" calcext:value-type="float">
            <text:p>3.600</text:p>
          </table:table-cell>
          <table:table-cell table:style-name="ce35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7" table:formula="of:=[.$G2]" office:value-type="float" office:value="1" calcext:value-type="float">
            <text:p>1.00</text:p>
          </table:table-cell>
          <table:table-cell table:style-name="ce37" table:formula="of:=[.$H2]" office:value-type="float" office:value="1" calcext:value-type="float">
            <text:p>1.00</text:p>
          </table:table-cell>
          <table:table-cell/>
          <table:table-cell table:style-name="ce37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35" table:formula="of:=[.D4] * 0.95" office:value-type="float" office:value="3.135" calcext:value-type="float">
            <text:p>3.135</text:p>
          </table:table-cell>
          <table:table-cell table:style-name="ce35" table:formula="of:=3.3" office:value-type="float" office:value="3.3" calcext:value-type="float">
            <text:p>3.300</text:p>
          </table:table-cell>
          <table:table-cell table:style-name="ce35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7" office:value-type="float" office:value="0.9" calcext:value-type="float">
            <text:p>0.90</text:p>
          </table:table-cell>
          <table:table-cell table:style-name="ce37" office:value-type="float" office:value="0.8" calcext:value-type="float">
            <text:p>0.80</text:p>
          </table:table-cell>
          <table:table-cell/>
          <table:table-cell table:style-name="ce37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35" table:formula="of:=[.D5] * 0.95" office:value-type="float" office:value="2.66" calcext:value-type="float">
            <text:p>2.660</text:p>
          </table:table-cell>
          <table:table-cell table:style-name="ce35" office:value-type="float" office:value="2.8" calcext:value-type="float">
            <text:p>2.800</text:p>
          </table:table-cell>
          <table:table-cell table:style-name="ce35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7" table:formula="of:=[.$G4]" office:value-type="float" office:value="0.9" calcext:value-type="float">
            <text:p>0.90</text:p>
          </table:table-cell>
          <table:table-cell table:style-name="ce37" table:formula="of:=[.$H4]" office:value-type="float" office:value="0.8" calcext:value-type="float">
            <text:p>0.80</text:p>
          </table:table-cell>
          <table:table-cell/>
          <table:table-cell table:style-name="ce37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Normal Operation</text:p>
          </table:table-cell>
          <table:table-cell table:style-name="ce18"/>
          <table:table-cell table:style-name="ce12"/>
          <table:table-cell table:style-name="ce12" office:value-type="string" calcext:value-type="string">
            <text:p>mA (seen by regulator)</text:p>
          </table:table-cell>
          <table:table-cell table:style-name="ce18"/>
          <table:table-cell table:style-name="ce12" office:value-type="string" calcext:value-type="string">
            <text:p>mA (seen by USB)</text:p>
          </table:table-cell>
          <table:table-cell table:style-name="ce18"/>
          <table:table-cell table:style-name="ce12" office:value-type="string" calcext:value-type="string">
            <text:p>Pre-Enumeration ?</text:p>
          </table:table-cell>
          <table:table-cell table:style-name="ce12"/>
          <table:table-cell table:style-name="ce12" office:value-type="string" calcext:value-type="string">
            <text:p>USB Suspend ?</text:p>
          </table:table-cell>
          <table:table-cell table:style-name="ce18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/>
          <table:table-cell table:formula="of:=[.$D20] * [.$J$3]" office:value-type="float" office:value="50" calcext:value-type="float">
            <text:p>5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15mA(pp) sine * 4 op-amps + a bit is around 5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300 * 2 * 0.98) + 2.5 * 1.05 / (4300 * 2 * 0.98) + [.$E$3] / (4300 + 1800))" office:value-type="float" office:value="1.37963890855618" calcext:value-type="float">
            <text:p>1.38</text:p>
          </table:table-cell>
          <table:table-cell/>
          <table:table-cell table:formula="of:=[.$D23] * [.$J$3]" office:value-type="float" office:value="1.37963890855618" calcext:value-type="float">
            <text:p>1.3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9] * [.$J$2]" office:value-type="float" office:value="3" calcext:value-type="float">
            <text:p>3.00</text:p>
          </table:table-cell>
          <table:table-cell/>
          <table:table-cell table:formula="of:=0.001 / [.$D39]" office:value-type="percentage" office:value="0.000333333333333333" calcext:value-type="percentage">
            <text:p>0.03%</text:p>
          </table:table-cell>
          <table:table-cell/>
          <table:table-cell table:formula="of:=[.$H39] * [.$J$2] / [.$K$4]" office:value-type="percentage" office:value="0.000325541125541126" calcext:value-type="percentage">
            <text:p>0.03%</text:p>
          </table:table-cell>
          <table:table-cell table:formula="of:=[.$D39] * [.$J39]" office:value-type="float" office:value="0.000976623376623376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40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3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3] * [.$K$5] / [.$K$4]" office:value-type="percentage" office:value="0.0145" calcext:value-type="percentage">
            <text:p>1.45%</text:p>
          </table:table-cell>
          <table:table-cell table:formula="of:=[.$D43] * [.$J43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4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4] * [.$K$5] / [.$K$4]" office:value-type="percentage" office:value="0.000122264454500184" calcext:value-type="percentage">
            <text:p>0.01%</text:p>
          </table:table-cell>
          <table:table-cell table:formula="of:=[.$D44] * [.$J44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5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5] * [.$K$5] / [.$K$4]" office:value-type="percentage" office:value="0.0416666666666667" calcext:value-type="percentage">
            <text:p>4.17%</text:p>
          </table:table-cell>
          <table:table-cell table:formula="of:=[.$D45] * [.$J45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6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6] * [.$K$5] / [.$K$4]" office:value-type="percentage" office:value="0.0128939828080229" calcext:value-type="percentage">
            <text:p>1.29%</text:p>
          </table:table-cell>
          <table:table-cell table:formula="of:=[.$D46] * [.$J46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7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7] * [.$J47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0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1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51]" office:value-type="percentage" office:value="0.00285714285714286" calcext:value-type="percentage">
            <text:p>0.29%</text:p>
          </table:table-cell>
          <table:table-cell table:formula="of:=[.$D51] * [.$J51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2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2] * [.$J5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4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033) / [.$D54]" office:value-type="percentage" office:value="0.000505664968443464" calcext:value-type="percentage">
            <text:p>0.05%</text:p>
          </table:table-cell>
          <table:table-cell table:formula="of:=[.$D54] * [.$J54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 Budget Remaining</text:p>
          </table:table-cell>
          <table:table-cell table:number-columns-repeated="2"/>
          <table:table-cell table:style-name="ce38"/>
          <table:table-cell table:style-name="ce42"/>
          <table:table-cell table:style-name="ce38" table:formula="of:=500 - SUM([.F8:.F55])" office:value-type="float" office:value="-945.944586392898" calcext:value-type="float">
            <text:p>-945.94</text:p>
          </table:table-cell>
          <table:table-cell table:style-name="ce42" table:formula="of:=[.F56] / 500" office:value-type="percentage" office:value="-1.8918891727858" calcext:value-type="percentage">
            <text:p>-189.19%</text:p>
          </table:table-cell>
          <table:table-cell table:style-name="ce38" table:formula="of:=100 - SUMPRODUCT([.F8:.F55]; [.H8:.H55])" office:value-type="float" office:value="13.7935848055362" calcext:value-type="float">
            <text:p>13.79</text:p>
          </table:table-cell>
          <table:table-cell table:style-name="ce38"/>
          <table:table-cell table:style-name="ce38" table:formula="of:=2.5 - (SUMPRODUCT([.D8:.D55]; [.J8:.J55]) * [.$K$4])" office:value-type="float" office:value="-0.0970656570371768" calcext:value-type="float">
            <text:p>-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38"/>
          <table:table-cell table:style-name="ce42"/>
          <table:table-cell table:style-name="ce38" table:formula="of:=1500 - SUM([.F8:.F55])" office:value-type="float" office:value="54.0554136071021" calcext:value-type="float">
            <text:p>54.06</text:p>
          </table:table-cell>
          <table:table-cell table:style-name="ce42" table:formula="of:=[.F57] / 1500" office:value-type="percentage" office:value="0.0360369424047347" calcext:value-type="percentage">
            <text:p>3.60%</text:p>
          </table:table-cell>
          <table:table-cell table:style-name="ce42" table:formula="of:=[.H56] / 100" office:value-type="percentage" office:value="0.137935848055362" calcext:value-type="percentage">
            <text:p>13.79%</text:p>
          </table:table-cell>
          <table:table-cell table:style-name="ce38"/>
          <table:table-cell table:style-name="ce42" table:formula="of:=[.J56] / 2.5" office:value-type="percentage" office:value="-0.0388262628148707" calcext:value-type="percentage">
            <text:p>-3.88%</text:p>
          </table:table-cell>
          <table:table-cell table:style-name="Default"/>
          <table:table-cell/>
          <table:table-cell office:value-type="string" calcext:value-type="string">
            <text:p>Not a big concern being over by this amount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13" table:number-columns-repeated="3"/>
          <table:table-cell table:style-name="ce39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2"/>
          <table:table-cell table:style-name="ce14"/>
          <table:table-cell table:style-name="ce40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3"/>
          <table:table-cell table:style-name="ce40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0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0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0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3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3"/>
        <table:table-row table:style-name="ro1">
          <table:table-cell table:style-name="ce12" office:value-type="string" calcext:value-type="string">
            <text:p>System Parameters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2V LDO (TPS7A2012)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9" office:value-type="percentage" office:value="-0.034" calcext:value-type="percentage">
            <text:p>-3.4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19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4] * 2000 / 300" office:value-type="float" office:value="66.6666666666667" calcext:value-type="float">
            <text:p>66.6666666666667</text:p>
          </table:table-cell>
          <table:table-cell table:style-name="ce13" table:formula="of:=[.D14] * 2000 / 300" office:value-type="float" office:value="166.666666666667" calcext:value-type="float">
            <text:p>166.666666666667</text:p>
          </table:table-cell>
          <table:table-cell table:style-name="ce1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4] + 0.001 * ([.C15] + [.C16])" office:value-type="float" office:value="10.0816666666667" calcext:value-type="float">
            <text:p>10.0816666666667</text:p>
          </table:table-cell>
          <table:table-cell table:style-name="ce13" table:formula="of:=[.D14] + 0.001 * ([.D15] + [.D16])" office:value-type="float" office:value="25.1816666666667" calcext:value-type="float">
            <text:p>25.1816666666667</text:p>
          </table:table-cell>
          <table:table-cell table:style-name="ce13" table:formula="of:=[.E14] + 0.001 * ([.E15] + [.E16])" office:value-type="float" office:value="49.3416666666667" calcext:value-type="float">
            <text:p>49.34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8V LDO (TPS7A2018)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9" office:value-type="percentage" office:value="-0.023" calcext:value-type="percentage">
            <text:p>-2.3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19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35] * 2000 / 300" office:value-type="float" office:value="200" calcext:value-type="float">
            <text:p>200</text:p>
          </table:table-cell>
          <table:table-cell table:style-name="ce13" table:formula="of:=[.D35] * 2000 / 300" office:value-type="float" office:value="266.666666666667" calcext:value-type="float">
            <text:p>266.666666666667</text:p>
          </table:table-cell>
          <table:table-cell table:style-name="ce1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35] + 0.001 * ([.C36] + [.C37])" office:value-type="float" office:value="30.215" calcext:value-type="float">
            <text:p>30.215</text:p>
          </table:table-cell>
          <table:table-cell table:style-name="ce13" table:formula="of:=[.D35] + 0.001 * ([.D36] + [.D37])" office:value-type="float" office:value="40.2816666666667" calcext:value-type="float">
            <text:p>40.2816666666667</text:p>
          </table:table-cell>
          <table:table-cell table:style-name="ce13" table:formula="of:=[.E35] + 0.001 * ([.E36] + [.E37])" office:value-type="float" office:value="50.3483333333333" calcext:value-type="float">
            <text:p>50.3483333333333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2" office:value-type="string" calcext:value-type="string">
            <text:p>+2.8V LDO (TPS7A2028)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9" office:value-type="percentage" office:value="-0.015" calcext:value-type="percentage">
            <text:p>-1.5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19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56] * 2000 / 300" office:value-type="float" office:value="200" calcext:value-type="float">
            <text:p>200</text:p>
          </table:table-cell>
          <table:table-cell table:style-name="ce13" table:formula="of:=[.D56] * 2000 / 300" office:value-type="float" office:value="266.666666666667" calcext:value-type="float">
            <text:p>266.666666666667</text:p>
          </table:table-cell>
          <table:table-cell table:style-name="ce1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56] + 0.001 * ([.C57] + [.C58])" office:value-type="float" office:value="30.215" calcext:value-type="float">
            <text:p>30.215</text:p>
          </table:table-cell>
          <table:table-cell table:style-name="ce13" table:formula="of:=[.D56] + 0.001 * ([.D57] + [.D58])" office:value-type="float" office:value="40.2816666666667" calcext:value-type="float">
            <text:p>40.2816666666667</text:p>
          </table:table-cell>
          <table:table-cell table:style-name="ce13" table:formula="of:=[.E56] + 0.001 * ([.E57] + [.E58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3V LDO (TPS7A2033)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9" office:value-type="percentage" office:value="-0.015" calcext:value-type="percentage">
            <text:p>-1.5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19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77] * 2000 / 300" office:value-type="float" office:value="200" calcext:value-type="float">
            <text:p>200</text:p>
          </table:table-cell>
          <table:table-cell table:style-name="ce13" table:formula="of:=[.D77] * 2000 / 300" office:value-type="float" office:value="266.666666666667" calcext:value-type="float">
            <text:p>266.666666666667</text:p>
          </table:table-cell>
          <table:table-cell table:style-name="ce1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77] + 0.001 * ([.C78] + [.C79])" office:value-type="float" office:value="30.215" calcext:value-type="float">
            <text:p>30.215</text:p>
          </table:table-cell>
          <table:table-cell table:style-name="ce13" table:formula="of:=[.D77] + 0.001 * ([.D78] + [.D79])" office:value-type="float" office:value="40.2816666666667" calcext:value-type="float">
            <text:p>40.2816666666667</text:p>
          </table:table-cell>
          <table:table-cell table:style-name="ce13" table:formula="of:=[.E77] + 0.001 * ([.E78] + [.E79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6V LDO (TPS7A2036)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9" office:value-type="percentage" office:value="-0.015" calcext:value-type="percentage">
            <text:p>-1.5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19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98] * 2000 / 300" office:value-type="float" office:value="200" calcext:value-type="float">
            <text:p>200</text:p>
          </table:table-cell>
          <table:table-cell table:style-name="ce13" table:formula="of:=[.D98] * 2000 / 300" office:value-type="float" office:value="266.666666666667" calcext:value-type="float">
            <text:p>266.666666666667</text:p>
          </table:table-cell>
          <table:table-cell table:style-name="ce1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98] + 0.001 * ([.C99] + [.C100])" office:value-type="float" office:value="30.215" calcext:value-type="float">
            <text:p>30.215</text:p>
          </table:table-cell>
          <table:table-cell table:style-name="ce13" table:formula="of:=[.D98] + 0.001 * ([.D99] + [.D100])" office:value-type="float" office:value="40.2816666666667" calcext:value-type="float">
            <text:p>40.2816666666667</text:p>
          </table:table-cell>
          <table:table-cell table:style-name="ce13" table:formula="of:=[.E98] + 0.001 * ([.E99] + [.E100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4.0V LDO (TPS7A2040)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9" office:value-type="percentage" office:value="-0.015" calcext:value-type="percentage">
            <text:p>-1.5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19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19] * 2000 / 300" office:value-type="float" office:value="200" calcext:value-type="float">
            <text:p>200</text:p>
          </table:table-cell>
          <table:table-cell table:style-name="ce13" table:formula="of:=[.D119] * 2000 / 300" office:value-type="float" office:value="266.666666666667" calcext:value-type="float">
            <text:p>266.666666666667</text:p>
          </table:table-cell>
          <table:table-cell table:style-name="ce1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19] + 0.001 * ([.C120] + [.C121])" office:value-type="float" office:value="30.215" calcext:value-type="float">
            <text:p>30.215</text:p>
          </table:table-cell>
          <table:table-cell table:style-name="ce13" table:formula="of:=[.D119] + 0.001 * ([.D120] + [.D121])" office:value-type="float" office:value="40.2816666666667" calcext:value-type="float">
            <text:p>40.2816666666667</text:p>
          </table:table-cell>
          <table:table-cell table:style-name="ce13" table:formula="of:=[.E119] + 0.001 * ([.E120] + [.E121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4"/>
        <table:table-column table:style-name="co2" table:number-columns-repeated="1015" table:default-cell-style-name="Default"/>
        <table:table-row table:style-name="ro1">
          <table:table-cell table:style-name="ce12" office:value-type="string" calcext:value-type="string">
            <text:p>TPS62851x Synchronous Buck Regulators</text:p>
          </table:table-cell>
          <table:table-cell table:style-name="ce18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3"/>
          <table:table-cell table:style-name="ce12" office:value-type="string" calcext:value-type="string">
            <text:p>See TPS62851x Datasheet and onsemi App Note AND9135D on Synchronous Buck Converters</text:p>
          </table:table-cell>
          <table:table-cell table:style-name="ce18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igh Side Current Limit (ILIMH, A)</text:p>
          </table:table-cell>
          <table:table-cell/>
          <table:table-cell table:style-name="ce14" table:formula="of:=SUMPRODUCT([.$B18:.$B21]; [.C18:.C21])" office:value-type="float" office:value="2.85" calcext:value-type="float">
            <text:p>2.85</text:p>
          </table:table-cell>
          <table:table-cell table:style-name="ce14" table:formula="of:=SUMPRODUCT([.$B18:.$B21]; [.D18:.D21])" office:value-type="float" office:value="3.4" calcext:value-type="float">
            <text:p>3.4</text:p>
          </table:table-cell>
          <table:table-cell table:style-name="ce1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Output Voltage</text:p>
          </table:table-cell>
          <table:table-cell/>
          <table:table-cell table:style-name="ce14" table:formula="of:=([.$C$24] / [.$E$25] + 1) * [.$C$6]" office:value-type="float" office:value="3.12556162076481" calcext:value-type="float">
            <text:p>3.12556162076481</text:p>
          </table:table-cell>
          <table:table-cell table:style-name="ce14" table:formula="of:=([.$D$24] / [.$D$25] + 1) * [.$D$6]" office:value-type="float" office:value="3.31530612244898" calcext:value-type="float">
            <text:p>3.31530612244898</text:p>
          </table:table-cell>
          <table:table-cell table:style-name="ce1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eedback Divider Current (uA)</text:p>
          </table:table-cell>
          <table:table-cell/>
          <table:table-cell table:style-name="ce14" table:formula="of:=1000 * [.$C$27] / ([.$E$24] + [.$E$25])" office:value-type="float" office:value="28.0196292280954" calcext:value-type="float">
            <text:p>28.0196292280954</text:p>
          </table:table-cell>
          <table:table-cell table:style-name="ce14" table:formula="of:=1000 * [.$D$27] / ([.$D$24] + [.$D$25])" office:value-type="float" office:value="30.6122448979592" calcext:value-type="float">
            <text:p>30.6122448979592</text:p>
          </table:table-cell>
          <table:table-cell table:style-name="ce1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Peak Current under Limiting (IPEAK, A)</text:p>
          </table:table-cell>
          <table:table-cell/>
          <table:table-cell table:style-name="ce1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1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1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Current Ratio (LIR)</text:p>
          </table:table-cell>
          <table:table-cell/>
          <table:table-cell table:style-name="ce14" table:formula="of:=([.$C$2] - [.$E$38] - [.$E$27]) * [.$C$35] / ([.$E$30] * [.$E$3] * [.$E$8])" office:value-type="float" office:value="0.0824211268856218" calcext:value-type="float">
            <text:p>0.0824211268856218</text:p>
          </table:table-cell>
          <table:table-cell table:style-name="ce1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1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elta Inductor Current (dIL, A)</text:p>
          </table:table-cell>
          <table:table-cell/>
          <table:table-cell table:style-name="ce14" table:formula="of:=[.$C$32] * [.$E$3]" office:value-type="float" office:value="0.123631690328433" calcext:value-type="float">
            <text:p>0.123631690328433</text:p>
          </table:table-cell>
          <table:table-cell table:style-name="ce14" table:formula="of:=[.$D$32] * [.$E$3]" office:value-type="float" office:value="0.702084504618174" calcext:value-type="float">
            <text:p>0.702084504618174</text:p>
          </table:table-cell>
          <table:table-cell table:style-name="ce1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Duty Cycle</text:p>
          </table:table-cell>
          <table:table-cell/>
          <table:table-cell table:style-name="ce14" table:formula="of:=[.$C$27] / [.$E$2]" office:value-type="float" office:value="0.520926936794135" calcext:value-type="float">
            <text:p>0.520926936794135</text:p>
          </table:table-cell>
          <table:table-cell table:style-name="ce14" table:formula="of:=[.$D$27] / [.$D$2]" office:value-type="float" office:value="0.663061224489796" calcext:value-type="float">
            <text:p>0.663061224489796</text:p>
          </table:table-cell>
          <table:table-cell table:style-name="ce1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High-Side On Time (ns)</text:p>
          </table:table-cell>
          <table:table-cell/>
          <table:table-cell table:style-name="ce14" table:formula="of:=1000 * [.$C$35] / [.$E$8]" office:value-type="float" office:value="210.475530017832" calcext:value-type="float">
            <text:p>210.475530017832</text:p>
          </table:table-cell>
          <table:table-cell table:style-name="ce14" table:formula="of:=1000 * [.$D$35] / [.$D$8]" office:value-type="float" office:value="294.69387755102" calcext:value-type="float">
            <text:p>294.69387755102</text:p>
          </table:table-cell>
          <table:table-cell table:style-name="ce14" table:formula="of:=1000 * [.$E$35] / [.$C$8]" office:value-type="float" office:value="418.634042446523" calcext:value-type="float">
            <text:p>418.634042446523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14" table:formula="of:=[.$C$14] / 1000 * [.$C$35] * [.$E$3]" office:value-type="float" office:value="0.0234417121557361" calcext:value-type="float">
            <text:p>0.0234417121557361</text:p>
          </table:table-cell>
          <table:table-cell table:style-name="ce14" table:formula="of:=[.$D$14] / 1000 * [.$D$35] * [.$E$3]" office:value-type="float" office:value="0.0646484693877551" calcext:value-type="float">
            <text:p>0.0646484693877551</text:p>
          </table:table-cell>
          <table:table-cell table:style-name="ce1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w-Side Voltage at High-On (VLON, V)</text:p>
          </table:table-cell>
          <table:table-cell/>
          <table:table-cell table:style-name="ce14" table:formula="of:=[.$C$2] - [.$E$38] - [.$E$27]" office:value-type="float" office:value="0.479312057318273" calcext:value-type="float">
            <text:p>0.479312057318273</text:p>
          </table:table-cell>
          <table:table-cell table:style-name="ce14" table:formula="of:=[.$D$2] - [.$D$38] - [.$D$27]" office:value-type="float" office:value="1.62004540816327" calcext:value-type="float">
            <text:p>1.62004540816327</text:p>
          </table:table-cell>
          <table:table-cell table:style-name="ce1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1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Capacitor Voltage Ratio (CVR)</text:p>
          </table:table-cell>
          <table:table-cell/>
          <table:table-cell table:style-name="ce14" table:formula="of:=[.$E$41] / 1000 / [.$E$27]" office:value-type="float" office:value="0.00284244673006346" calcext:value-type="float">
            <text:p>0.00284244673006346</text:p>
          </table:table-cell>
          <table:table-cell table:style-name="ce14" table:formula="of:=[.$E$41] / 1000 / [.$D$27]" office:value-type="float" office:value="0.00301631271160357" calcext:value-type="float">
            <text:p>0.00301631271160357</text:p>
          </table:table-cell>
          <table:table-cell table:style-name="ce1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ipple Minimum Output Capacitance (uF)</text:p>
          </table:table-cell>
          <table:table-cell/>
          <table:table-cell table:style-name="ce1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ad Regulation Minimum Output Capacitance (uF)</text:p>
          </table:table-cell>
          <table:table-cell/>
          <table:table-cell table:style-name="ce14" table:formula="of:=[.$E$30] * POWER([.$E$3] * [.$E$33] / 2; 2) / (POWER([.$E$42] / 1000 + [.$C$27]; 2) - POWER([.$C$27]; 2))" office:value-type="float" office:value="35.2878448824909" calcext:value-type="float">
            <text:p>35.2878448824909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2" office:value-type="string" calcext:value-type="string">
            <text:p>MP5016H Power Switch – OCP, OVP, Inrush Limiting (2.7V-22V, 0.7A-5A)</text:p>
          </table:table-cell>
          <table:table-cell table:style-name="ce18"/>
          <table:table-cell table:style-name="ce12" table:number-columns-repeated="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8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12" office:value-type="string" calcext:value-type="string">
            <text:p>MSF Signal and Propagation Properties</text:p>
          </table:table-cell>
          <table:table-cell table:style-name="ce18"/>
          <table:table-cell table:style-name="ce12" table:number-columns-repeated="3"/>
          <table:table-cell table:style-name="ce18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Speed of Light (c, m/s)</text:p>
          </table:table-cell>
          <table:table-cell/>
          <table:table-cell table:style-name="ce1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Permiability of Free Space (u0, H/m)</text:p>
          </table:table-cell>
          <table:table-cell/>
          <table:table-cell table:style-name="ce1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2" office:value-type="string" calcext:value-type="string">
            <text:p>Front-End</text:p>
          </table:table-cell>
          <table:table-cell table:style-name="ce18"/>
          <table:table-cell table:style-name="ce12" table:number-columns-repeated="3"/>
          <table:table-cell table:style-name="ce18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table:formula="of:=[.$D$24] * 0.98"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table:formula="of:=[.$D$24] * 1.02" office:value-type="float" office:value="2.55" calcext:value-type="float">
            <text:p>2.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ADC LSb (uV)</text:p>
          </table:table-cell>
          <table:table-cell/>
          <table:table-cell table:style-name="ce14" table:formula="of:=1000000 * [.C$24] / POWER(2; [.$D$25])" office:value-type="float" office:value="37.384033203125" calcext:value-type="float">
            <text:p>37.384033203125</text:p>
          </table:table-cell>
          <table:table-cell table:style-name="ce14" table:formula="of:=1000000 * [.D$24] / POWER(2; [.$D$25])" office:value-type="float" office:value="38.14697265625" calcext:value-type="float">
            <text:p>38.14697265625</text:p>
          </table:table-cell>
          <table:table-cell table:style-name="ce14" table:formula="of:=1000000 * [.E$24] / POWER(2; [.$D$25])" office:value-type="float" office:value="38.909912109375" calcext:value-type="float">
            <text:p>38.90991210937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3.16724984190499" calcext:value-type="float">
            <text:p>3.16724984190499</text:p>
          </table:table-cell>
          <table:table-cell office:value-type="float" office:value="20" calcext:value-type="float">
            <text:p>20</text:p>
          </table:table-cell>
          <table:table-cell office:value-type="float" office:value="78.570385207874" calcext:value-type="float">
            <text:p>78.570385207874</text:p>
          </table:table-cell>
          <table:table-cell table:number-columns-repeated="2"/>
          <table:table-cell table:style-name="ce1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Variable Gain Block (V/V)</text:p>
          </table:table-cell>
          <table:table-cell/>
          <table:table-cell table:style-name="ce14" table:formula="of:=POWER(10; [.C28] / 20)" office:value-type="float" office:value="1.44" calcext:value-type="float">
            <text:p>1.44</text:p>
          </table:table-cell>
          <table:table-cell table:style-name="ce14" table:formula="of:=POWER(10; [.D28] / 20)" office:value-type="float" office:value="10" calcext:value-type="float">
            <text:p>10</text:p>
          </table:table-cell>
          <table:table-cell table:style-name="ce14" table:formula="of:=POWER(10; [.E28] / 20)" office:value-type="float" office:value="8482.41000000004" calcext:value-type="float">
            <text:p>8482.4100000000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dB)</text:p>
          </table:table-cell>
          <table:table-cell/>
          <table:table-cell table:formula="of:=[.D31] - 6"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table:formula="of:=[.D31] + 6" office:value-type="float" office:value="-11" calcext:value-type="float">
            <text:p>-11</text:p>
          </table:table-cell>
          <table:table-cell table:number-columns-repeated="2"/>
          <table:table-cell table:style-name="ce14" office:value-type="string" calcext:value-type="string">
            <text:p>Estimated from simulation (+/- 6dB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/- 500Hz (dB)</text:p>
          </table:table-cell>
          <table:table-cell/>
          <table:table-cell table:formula="of:=-83" office:value-type="float" office:value="-83" calcext:value-type="float">
            <text:p>-83</text:p>
          </table:table-cell>
          <table:table-cell office:value-type="float" office:value="-77" calcext:value-type="float">
            <text:p>-77</text:p>
          </table:table-cell>
          <table:table-cell table:formula="of:=-71" office:value-type="float" office:value="-71" calcext:value-type="float">
            <text:p>-71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Filter Insertion Loss (V/V)</text:p>
          </table:table-cell>
          <table:table-cell/>
          <table:table-cell table:style-name="ce14" table:formula="of:=POWER(10; [.C31] / 20)" office:value-type="float" office:value="0.0707945784384138" calcext:value-type="float">
            <text:p>0.0707945784384138</text:p>
          </table:table-cell>
          <table:table-cell table:style-name="ce14" table:formula="of:=POWER(10; [.D31] / 20)" office:value-type="float" office:value="0.141253754462275" calcext:value-type="float">
            <text:p>0.141253754462275</text:p>
          </table:table-cell>
          <table:table-cell table:style-name="ce14" table:formula="of:=POWER(10; [.E31] / 20)" office:value-type="float" office:value="0.281838293126445" calcext:value-type="float">
            <text:p>0.28183829312644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ixed Gain Block (dB)</text:p>
          </table:table-cell>
          <table:table-cell/>
          <table:table-cell table:style-name="ce14" table:formula="of:=20 * LOG10([.C36])" office:value-type="float" office:value="19.6525180786115" calcext:value-type="float">
            <text:p>19.6525180786115</text:p>
          </table:table-cell>
          <table:table-cell table:style-name="ce14" table:formula="of:=20 * LOG10([.D36])" office:value-type="float" office:value="20" calcext:value-type="float">
            <text:p>20</text:p>
          </table:table-cell>
          <table:table-cell table:style-name="ce14" table:formula="of:=20 * LOG10([.E36])" office:value-type="float" office:value="20.3474819213885" calcext:value-type="float">
            <text:p>20.3474819213885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Fixed Gain Block (V/V)</text:p>
          </table:table-cell>
          <table:table-cell/>
          <table:table-cell table:style-name="ce13" table:formula="of:=10 * 0.98 / (1 * 1.02)" office:value-type="float" office:value="9.6078431372549" calcext:value-type="float">
            <text:p>9.6078431372549</text:p>
          </table:table-cell>
          <table:table-cell table:style-name="ce13" table:formula="of:=10 / 1" office:value-type="float" office:value="10" calcext:value-type="float">
            <text:p>10</text:p>
          </table:table-cell>
          <table:table-cell table:style-name="ce13" table:formula="of:=10 * 1.02 / (1 * 0.98)" office:value-type="float" office:value="10.4081632653061" calcext:value-type="float">
            <text:p>10.4081632653061</text:p>
          </table:table-cell>
          <table:table-cell table:number-columns-repeated="2"/>
          <table:table-cell table:style-name="ce14" office:value-type="string" calcext:value-type="string">
            <text:p>Estimated from resistor toleranc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Gain Range (dB)</text:p>
          </table:table-cell>
          <table:table-cell/>
          <table:table-cell table:style-name="ce14" table:formula="of:=[.C$28] + [.C$31] + [.C$35]" office:value-type="float" office:value="-0.180232079483464" calcext:value-type="float">
            <text:p>-0.180232079483464</text:p>
          </table:table-cell>
          <table:table-cell table:style-name="ce14" table:formula="of:=[.D$28] + [.D$31] + [.D$35]" office:value-type="float" office:value="23" calcext:value-type="float">
            <text:p>23</text:p>
          </table:table-cell>
          <table:table-cell table:style-name="ce14" table:formula="of:=[.E$28] + [.E$31] + [.E$35]" office:value-type="float" office:value="87.9178671292625" calcext:value-type="float">
            <text:p>87.9178671292625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Gain Range (V/V)</text:p>
          </table:table-cell>
          <table:table-cell/>
          <table:table-cell table:style-name="ce14" table:formula="of:=POWER(10; [.C38] / 20)" office:value-type="float" office:value="0.979463814630289" calcext:value-type="float">
            <text:p>0.979463814630289</text:p>
          </table:table-cell>
          <table:table-cell table:style-name="ce14" table:formula="of:=POWER(10; [.D38] / 20)" office:value-type="float" office:value="14.1253754462275" calcext:value-type="float">
            <text:p>14.1253754462275</text:p>
          </table:table-cell>
          <table:table-cell table:style-name="ce14" table:formula="of:=POWER(10; [.E38] / 20)" office:value-type="float" office:value="24882.4623991702" calcext:value-type="float">
            <text:p>24882.46239917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inimum Gain (dB)</text:p>
          </table:table-cell>
          <table:table-cell/>
          <table:table-cell table:style-name="ce14" table:formula="of:=[.$C$28] + [.C$31] + [.C$35]" office:value-type="float" office:value="-0.180232079483464" calcext:value-type="float">
            <text:p>-0.180232079483464</text:p>
          </table:table-cell>
          <table:table-cell table:style-name="ce14" table:formula="of:=[.$C$28] + [.D$31] + [.D$35]" office:value-type="float" office:value="6.16724984190499" calcext:value-type="float">
            <text:p>6.16724984190499</text:p>
          </table:table-cell>
          <table:table-cell table:style-name="ce14" table:formula="of:=[.$C$28] + [.E$31] + [.E$35]" office:value-type="float" office:value="12.5147317632934" calcext:value-type="float">
            <text:p>12.5147317632934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inimum Gain (V/V)</text:p>
          </table:table-cell>
          <table:table-cell/>
          <table:table-cell table:style-name="ce14" table:formula="of:=POWER(10; [.C41] / 20)" office:value-type="float" office:value="0.979463814630289" calcext:value-type="float">
            <text:p>0.979463814630289</text:p>
          </table:table-cell>
          <table:table-cell table:style-name="ce14" table:formula="of:=POWER(10; [.D41] / 20)" office:value-type="float" office:value="2.03405406425677" calcext:value-type="float">
            <text:p>2.03405406425677</text:p>
          </table:table-cell>
          <table:table-cell table:style-name="ce14" table:formula="of:=POWER(10; [.E41] / 20)" office:value-type="float" office:value="4.22412331575636" calcext:value-type="float">
            <text:p>4.2241233157563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aximum Gain (dB)</text:p>
          </table:table-cell>
          <table:table-cell/>
          <table:table-cell table:style-name="ce14" table:formula="of:=[.$E$28] + [.C$31] + [.C$35]" office:value-type="float" office:value="75.2229032864856" calcext:value-type="float">
            <text:p>75.2229032864856</text:p>
          </table:table-cell>
          <table:table-cell table:style-name="ce14" table:formula="of:=[.$E$28] + [.D$31] + [.D$35]" office:value-type="float" office:value="81.570385207874" calcext:value-type="float">
            <text:p>81.570385207874</text:p>
          </table:table-cell>
          <table:table-cell table:style-name="ce14" table:formula="of:=[.$E$28] + [.E$31] + [.E$35]" office:value-type="float" office:value="87.9178671292625" calcext:value-type="float">
            <text:p>87.9178671292625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aximum Gain (V/V)</text:p>
          </table:table-cell>
          <table:table-cell/>
          <table:table-cell table:style-name="ce14" table:formula="of:=POWER(10; [.C44] / 20)" office:value-type="float" office:value="5769.59281656816" calcext:value-type="float">
            <text:p>5769.59281656816</text:p>
          </table:table-cell>
          <table:table-cell table:style-name="ce14" table:formula="of:=POWER(10; [.D44] / 20)" office:value-type="float" office:value="11981.7225938835" calcext:value-type="float">
            <text:p>11981.7225938835</text:p>
          </table:table-cell>
          <table:table-cell table:style-name="ce14" table:formula="of:=POWER(10; [.E44] / 20)" office:value-type="float" office:value="24882.4623991702" calcext:value-type="float">
            <text:p>24882.46239917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ll-Scale Input at Minimum Gain (mVpp)</text:p>
          </table:table-cell>
          <table:table-cell/>
          <table:table-cell table:style-name="ce14" table:formula="of:=1000 * [.$C$24] / [.$E$42]" office:value-type="float" office:value="580.002006774112" calcext:value-type="float">
            <text:p>580.002006774112</text:p>
          </table:table-cell>
          <table:table-cell table:style-name="ce14" table:formula="of:=1000 * [.$D$24] / [.$D$42]" office:value-type="float" office:value="1229.07254233357" calcext:value-type="float">
            <text:p>1229.07254233357</text:p>
          </table:table-cell>
          <table:table-cell table:style-name="ce14" table:formula="of:=1000 * [.$E$24] / [.$C$42]" office:value-type="float" office:value="2603.4652448723" calcext:value-type="float">
            <text:p>2603.4652448723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Full-Scale Input at Maximum Gain (uVpp)</text:p>
          </table:table-cell>
          <table:table-cell/>
          <table:table-cell table:style-name="ce14" table:formula="of:=1000000 * [.$C$24] / [.$E$45]" office:value-type="float" office:value="98.4629238335234" calcext:value-type="float">
            <text:p>98.4629238335234</text:p>
          </table:table-cell>
          <table:table-cell table:style-name="ce14" table:formula="of:=1000000 * [.$D$24] / [.$D$45]" office:value-type="float" office:value="208.651133458573" calcext:value-type="float">
            <text:p>208.651133458573</text:p>
          </table:table-cell>
          <table:table-cell table:style-name="ce14" table:formula="of:=1000000 * [.$E$24] / [.$C$45]" office:value-type="float" office:value="441.972264087221" calcext:value-type="float">
            <text:p>441.97226408722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ADC LSb at Maximum Gain (nVpp)</text:p>
          </table:table-cell>
          <table:table-cell/>
          <table:table-cell table:style-name="ce14" table:formula="of:=1000 * [.$C$26] / [.$E$45]" office:value-type="float" office:value="1.50242498525274" calcext:value-type="float">
            <text:p>1.50242498525274</text:p>
          </table:table-cell>
          <table:table-cell table:style-name="ce14" table:formula="of:=1000 * [.$D$26] / [.$D$45]" office:value-type="float" office:value="3.18376363309591" calcext:value-type="float">
            <text:p>3.18376363309591</text:p>
          </table:table-cell>
          <table:table-cell table:style-name="ce14" table:formula="of:=1000 * [.$E$26] / [.$C$45]" office:value-type="float" office:value="6.74396154918246" calcext:value-type="float">
            <text:p>6.74396154918246</text:p>
          </table:table-cell>
          <table:table-cell table:number-columns-repeated="16379"/>
        </table:table-row>
        <table:table-row table:style-name="ro1">
          <table:table-cell table:style-name="ce1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44" calcext:value-type="float">
            <text:p>-44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14" office:value-type="string" calcext:value-type="string">
            <text:p>Datasheet Parameter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PSRR &lt;= 60.5kHz (dB)</text:p>
          </table:table-cell>
          <table:table-cell/>
          <table:table-cell table:style-name="ce14" table:formula="of:=[.C52] + [.C53]" office:value-type="float" office:value="-160" calcext:value-type="float">
            <text:p>-160</text:p>
          </table:table-cell>
          <table:table-cell table:style-name="ce14" table:formula="of:=[.D52] + [.D53]" office:value-type="float" office:value="-129" calcext:value-type="float">
            <text:p>-129</text:p>
          </table:table-cell>
          <table:table-cell table:style-name="ce14" table:formula="of:=[.E52] + [.E53]" office:value-type="float" office:value="-118" calcext:value-type="float">
            <text:p>-118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Input Power Rail Ripple &lt;= 60.5kHz (mVpp)</text:p>
          </table:table-cell>
          <table:table-cell/>
          <table:table-cell table:style-name="ce14" table:formula="of:=0.5 * [.$C$50] * POWER(10; [.E54] / -20) / 1000000" office:value-type="float" office:value="0.596709293170731" calcext:value-type="float">
            <text:p>0.596709293170731</text:p>
          </table:table-cell>
          <table:table-cell table:style-name="ce14" table:number-columns-repeated="2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number-columns-repeated="7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style-name="ce14" office:value-type="string" calcext:value-type="string">
            <text:p>Datasheet Parame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table:formula="of:=[.$C$32] - [.$E$31]" office:value-type="float" office:value="-72" calcext:value-type="float">
            <text:p>-72</text:p>
          </table:table-cell>
          <table:table-cell table:formula="of:=[.$D$32] - [.$D$31]" office:value-type="float" office:value="-60" calcext:value-type="float">
            <text:p>-60</text:p>
          </table:table-cell>
          <table:table-cell table:formula="of:=[.$E$32] - [.$C$31]" office:value-type="float" office:value="-48" calcext:value-type="float">
            <text:p>-48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OOB PSRR (dB)</text:p>
          </table:table-cell>
          <table:table-cell/>
          <table:table-cell table:style-name="ce14" table:formula="of:=SUM([.C57:.C59])" office:value-type="float" office:value="-182" calcext:value-type="float">
            <text:p>-182</text:p>
          </table:table-cell>
          <table:table-cell table:style-name="ce14" table:formula="of:=SUM([.D57:.D59])" office:value-type="float" office:value="-155" calcext:value-type="float">
            <text:p>-155</text:p>
          </table:table-cell>
          <table:table-cell table:style-name="ce14" table:formula="of:=SUM([.E57:.E59])" office:value-type="float" office:value="-128" calcext:value-type="float">
            <text:p>-128</text:p>
          </table:table-cell>
          <table:table-cell table:number-columns-repeated="2"/>
          <table:table-cell table:style-name="ce14" office:value-type="string" calcext:value-type="string">
            <text:p>OOB – Out-of-Band, ie. 0-59.5kHz and 60.5kHz+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OOB Input Power Rail Ripple (mVpp)</text:p>
          </table:table-cell>
          <table:table-cell/>
          <table:table-cell table:style-name="ce14" table:formula="of:=0.5 * [.$C$50] * POWER(10; [.E60] / -20) / 1000000" office:value-type="float" office:value="1.88696046740867" calcext:value-type="float">
            <text:p>1.88696046740867</text:p>
          </table:table-cell>
          <table:table-cell table:style-name="ce14" table:number-columns-repeated="2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ODO: FACTOR IN NOISE FROM AMPS AND RESISTORS, TOO... <text:s/>THE FIRST 56k R AND THE 390R BEFORE THE CRYSTAL FILTER GIVE 0.11uVrms+(between 1.6dB and 39.3dB) IN A 10Hz BANDWIDTH, THEN (6.53uVrms+(between 11.6dB and 49.3dB)) IN 40.2kHz BANDWIDTH, THEN LPF’D BY WHATEVER RC IS IN FRONT OF ADC PINS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2" office:value-type="string" calcext:value-type="string">
            <text:p>Poor Man’s Programmable Gain Amplifier</text:p>
          </table:table-cell>
          <table:table-cell table:style-name="ce18"/>
          <table:table-cell table:style-name="ce12" table:number-columns-repeated="3"/>
          <table:table-cell table:style-name="ce18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42553191489362" calcext:value-type="float">
            <text:p>1.42553191489362</text:p>
          </table:table-cell>
          <table:table-cell table:style-name="ce1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71063829787234" calcext:value-type="float">
            <text:p>1.71063829787234</text:p>
          </table:table-cell>
          <table:table-cell table:style-name="ce1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194.829787234043" calcext:value-type="float">
            <text:p>194.829787234043</text:p>
          </table:table-cell>
          <table:table-cell table:style-name="ce1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17943.8234042553" calcext:value-type="float">
            <text:p>17943.8234042553</text:p>
          </table:table-cell>
          <table:table-cell table:style-name="ce1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4:19:13.709533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04T16:12:37.597539573</dc:date>
    <dc:creator>Pete Restall</dc:creator>
    <meta:editing-duration>P13DT7H5M19S</meta:editing-duration>
    <meta:editing-cycles>301</meta:editing-cycles>
    <meta:generator>LibreOffice/7.6.5.2$Linux_X86_64 LibreOffice_project/60$Build-2</meta:generator>
    <meta:document-statistic meta:table-count="10" meta:cell-count="2044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6316381625467">
                <text:p>4.66316381625467</text:p>
              </table:table-cell>
            </table:table-row>
            <table:table-row>
              <table:table-cell office:value-type="string"/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/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/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/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/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/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/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/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/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/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/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/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/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/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/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/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/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/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/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/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/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/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/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/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/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/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/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/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/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/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/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/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/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/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/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/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/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/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/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/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/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/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/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/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/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/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/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/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/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/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/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/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/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/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/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/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/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/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/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/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/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/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/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/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/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/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/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/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/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/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/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/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/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/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/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/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/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/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/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/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/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/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/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/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/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/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/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/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/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/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/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/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/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/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/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/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/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/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/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/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/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/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/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/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/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/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/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/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/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/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/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/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/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/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/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/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/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/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/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/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/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/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/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/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/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/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/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/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/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/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/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/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/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/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/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/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/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/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/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/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/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/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/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/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/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/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/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/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/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/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/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/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/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/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/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/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/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/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/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/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/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/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/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/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/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/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/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/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/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/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/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/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/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/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/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/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/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/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/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/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/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/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/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/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/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/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/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/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/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/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/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/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/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/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/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/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/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/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/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/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/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/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/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/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/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/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/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/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/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/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/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/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/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/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/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/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/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/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/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/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/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/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/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/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/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/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/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/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/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/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/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/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/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/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/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/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/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/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/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/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/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/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/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/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/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/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/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/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/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/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/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/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/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/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/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